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15-2014</text:p>
      <text:p text:style-name="P44"><text:span text:style-name="T5">Maturín, </text:span><text:span text:style-name="Fuente_20_de_20_párrafo_20_predeter."><text:span text:style-name="T3">30</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Abril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18-2014</text:span><text:span text:style-name="T14"> </text:span><text:span text:style-name="T8">DE FECHA 25-04-2014</text:span></text:p>
      <text:p text:style-name="P36"/>
      <text:p text:style-name="P29"><text:span text:style-name="T8">OBJETO: </text:span><text:span text:style-name="T9">Compra de Almuerzos para visitantes de la Contraloría del estado Monagas.</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ASOCIACIÓN COOPERATIVA EL TINGLAO,R.L<text:line-break/>- Oferta "B": EL PLACER DEL CHAWARMA,C.A<text:line-break/>- Oferta "C": INVERSIONES FIESTAVEN,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3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3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ASOCIACIÃN COOPERATIVA EL TINGLAO,R.L</text:span></text:p>
          </table:table-cell>
          <table:table-cell table:style-name="Tabla3.A3" office:value-type="string">
            <text:p text:style-name="P49">Oferta mas Economica<text:line-break/><text:line-break/>Monto oferta "A"</text:p>
          </table:table-cell>
          <table:table-cell table:style-name="Tabla3.A3" office:value-type="string">
            <text:p text:style-name="P49">33.059,44<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EL PLACER DEL CHAWARMA,C.A</text:span></text:p>
          </table:table-cell>
          <table:table-cell table:style-name="Tabla3.A3" office:value-type="string">
            <text:p text:style-name="P49">Oferta mas Economica<text:line-break/><text:line-break/>Monto oferta "B"</text:p>
          </table:table-cell>
          <table:table-cell table:style-name="Tabla3.A3" office:value-type="string">
            <text:p text:style-name="P49">33.059,44<text:line-break/><text:line-break/><text:line-break/>33.059,44</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C": INVERSIONES FIESTAVEN,C.A</text:span></text:p>
          </table:table-cell>
          <table:table-cell table:style-name="Tabla3.A3" office:value-type="string">
            <text:p text:style-name="P49">Oferta mas Economica<text:line-break/><text:line-break/>Monto oferta "C"</text:p>
          </table:table-cell>
          <table:table-cell table:style-name="Tabla3.A3" office:value-type="string">
            <text:p text:style-name="P49">33.059,44<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ASOCIACIÓN COOPERATIVA EL TINGLAO,R.L</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EL PLACER DEL CHAWARMA,C.A</text:p>
          </table:table-cell>
          <table:table-cell table:style-name="Tabla1.A2" office:value-type="string">
            <text:p text:style-name="P42">30</text:p>
          </table:table-cell>
          <table:table-cell table:style-name="Tabla1.A2" office:value-type="string">
            <text:p text:style-name="P42">40,00</text:p>
          </table:table-cell>
          <table:table-cell table:style-name="Tabla1.A1" office:value-type="string">
            <text:p text:style-name="P3">70,00</text:p>
          </table:table-cell>
        </table:table-row>
        <table:table-row table:style-name="Tabla1.4">
          <table:table-cell table:style-name="Tabla1.A2" office:value-type="string">
            <text:p text:style-name="P2">"C"</text:p>
          </table:table-cell>
          <table:table-cell table:style-name="Tabla1.A2" office:value-type="string">
            <text:p text:style-name="P42">INVERSIONES FIESTAVEN,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El PLACER DEL CHAWARMA, C.A, FESTEJOS LA MARQUESA (INVERSIONES FIESTAVEN, C.A.) y ASOCIACIÓN COOPERATIVA EL TINGLAO, R.L.quienes cuentan con experiencia en todo lo relacionado con montaje y organización de eventos y suministro de comidas de las cuales sólo El PLACER DEL CHAWARMA, C.A,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aun cuando en la oferta no esta plasmado el tiempo de entrega por la naturaleza del servicio la entrega es inmediata, ofreciendo además calidad de servicio y tiempo de respuesta. </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El PLACER DEL CHAWARMA, C.A, califica como ganadora en el presente procedimiento de selección de contratistas, por ofrecer la única oferta económica acompañado de excelente calidad de servicio en todo lo relacionado con montaje y organización de eventos y suministro de comida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18-2014 para la Compra de Almuerzos para visitantes de la Contraloría del estado Monagas. , el cual será manejado bajo Contrato Marco a la empresa la empresa El PLACER DEL CHAWARMA, C.A.,  Rif  J-31546796-8.</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